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The drill used to maintain discipline and uniformity in NCC is called: a) Exercise</text:p>
      <text:p text:style-name="Standard">b) Training</text:p>
      <text:p text:style-name="Standard">c) Drill</text:p>
      <text:p text:style-name="Standard">d) Parade</text:p>
      <text:p text:style-name="Standard"/>
      <text:p text:style-name="Standard">2. The command “Savdhan” corresponds to: a) Stand at Ease</text:p>
      <text:p text:style-name="Standard">b) Stand Easy</text:p>
      <text:p text:style-name="Standard">c) Attention</text:p>
      <text:p text:style-name="Standard">d) Rest</text:p>
      <text:p text:style-name="Standard"/>
      <text:p text:style-name="Standard">3. In Air Force drill, the correct angle between the feet at Attention is: a) 30°</text:p>
      <text:p text:style-name="Standard">b) 45°</text:p>
      <text:p text:style-name="Standard">c) 60°</text:p>
      <text:p text:style-name="Standard">d) 90°</text:p>
      <text:p text:style-name="Standard"/>
      <text:p text:style-name="Standard">4. The command “Aram se” is given when cadets are at: a) Attention</text:p>
      <text:p text:style-name="Standard">b) Stand Easy</text:p>
      <text:p text:style-name="Standard">c) At Ease</text:p>
      <text:p text:style-name="Standard">d) Fall In</text:p>
      <text:p text:style-name="Standard"/>
      <text:p text:style-name="Standard">5. Turning right or left without changing position is called: a) Quick March</text:p>
      <text:p text:style-name="Standard">b) Turning March</text:p>
      <text:p text:style-name="Standard">c) Dressing</text:p>
      <text:p text:style-name="Standard">d) Saluting</text:p>
      <text:p text:style-name="Standard"/>
      <text:p text:style-name="Standard">6. The drill command has how many parts? a) One</text:p>
      <text:p text:style-name="Standard">b) Two</text:p>
      <text:p text:style-name="Standard">c) Three</text:p>
      <text:p text:style-name="Standard">d) Four</text:p>
      <text:p text:style-name="Standard"/>
      <text:p text:style-name="Standard">7. The correct pace length in quick march is: a) 60 cm</text:p>
      <text:p text:style-name="Standard">b) 70 cm</text:p>
      <text:p text:style-name="Standard">c) 75 cm</text:p>
      <text:p text:style-name="Standard">d) 90 cm</text:p>
      <text:p text:style-name="Standard"/>
      <text:p text:style-name="Standard">8. The salute is given when an officer is at a distance of: a) 3 paces</text:p>
      <text:p text:style-name="Standard">b) 6 paces</text:p>
      <text:p text:style-name="Standard">c) 9 paces</text:p>
      <text:p text:style-name="Standard">d) 12 paces</text:p>
      <text:p text:style-name="Standard"/>
      <text:p text:style-name="Standard">9. The command “Fall In” means: a) To dismiss</text:p>
      <text:p text:style-name="Standard">b) To form up</text:p>
      <text:p text:style-name="Standard">c) To march</text:p>
      <text:p text:style-name="Standard">d) To salute</text:p>
      <text:p text:style-name="Standard"/>
      <text:p text:style-name="Standard">10. In Air Force drill, the cadence of quick march is: a) 100 steps/min</text:p>
      <text:p text:style-name="Standard">b) 110 steps/min</text:p>
      <text:p text:style-name="Standard">c) 120 steps/min</text:p>
      <text:p text:style-name="Standard">d) 140 steps/min</text:p>
      <text:p text:style-name="Standard"><text:soft-page-break/></text:p>
      <text:p text:style-name="Standard"/>
      <text:p text:style-name="Standard">1. Drill helps in developing discipline and team spirit.</text:p>
      <text:p text:style-name="Standard"/>
      <text:p text:style-name="Standard">2. At Attention position, hands should be clenched.</text:p>
      <text:p text:style-name="Standard"/>
      <text:p text:style-name="Standard">3. “Stand Easy” allows movement of legs.</text:p>
      <text:p text:style-name="Standard"/>
      <text:p text:style-name="Standard">4. Dressing is done to maintain correct alignment.</text:p>
      <text:p text:style-name="Standard"/>
      <text:p text:style-name="Standard">5. Salute is a mark of respect.</text:p>
      <text:p text:style-name="Standard"/>
      <text:p text:style-name="Standard">6. The right foot is used first in quick march.</text:p>
      <text:p text:style-name="Standard"/>
      <text:p text:style-name="Standard">7. ANO is responsible for drill training of cadets.</text:p>
      <text:p text:style-name="Standard"/>
      <text:p text:style-name="Standard">8. Turning on the march is not allowed.</text:p>
      <text:p text:style-name="Standard"/>
      <text:p text:style-name="Standard">9. Drill commands must be loud, clear, and sharp.</text:p>
      <text:p text:style-name="Standard"/>
      <text:p text:style-name="Standard">10. “Dismiss” is given at the end of parade.</text:p>
      <text:p text:style-name="Standard"/>
      <text:p text:style-name="Standard">(Answers: 1-T, 2-F, 3-F, 4-T, 5-T, 6-F, 7-T, 8-F, 9-T, 10-T)</text:p>
      <text:p text:style-name="Standard"/>
      <text:p text:style-name="Standard">1. Drill is the foundation of __________ in NCC.</text:p>
      <text:p text:style-name="Standard"/>
      <text:p text:style-name="Standard">2. The position of complete alertness is called __________.</text:p>
      <text:p text:style-name="Standard"/>
      <text:p text:style-name="Standard">3. The command “Tez Chal” means __________.</text:p>
      <text:p text:style-name="Standard"/>
      <text:p text:style-name="Standard">4. The distance between two cadets in a file is __________ pace.</text:p>
      <text:p text:style-name="Standard"/>
      <text:p text:style-name="Standard">5. The command of execution is given on the __________ foot.</text:p>
      <text:p text:style-name="Standard"/>
      <text:p text:style-name="Standard">6. The correct posture in drill reflects __________ and discipline.</text:p>
      <text:p text:style-name="Standard"/>
      <text:p text:style-name="Standard">7. ANO stands for __________.</text:p>
      <text:p text:style-name="Standard"/>
      <text:p text:style-name="Standard">8. The command “Savdhan” is given to bring cadets to __________ position.</text:p>
      <text:p text:style-name="Standard"/>
      <text:p text:style-name="Standard">9. Saluting is done with the __________ hand.</text:p>
      <text:p text:style-name="Standard"/>
      <text:p text:style-name="Standard">10. Drill improves physical fitness and __________ coordination.</text:p>
      <text:p text:style-name="Standard">(Suggested answers: discipline, attention, quick march, one, left, smartness, Associate NCC Officer, attention, right, mental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5:48:38.409376019</meta:creation-date>
    <dc:date>2026-01-26T15:50:09.388355743</dc:date>
    <meta:editing-duration>PT1M32S</meta:editing-duration>
    <meta:editing-cycles>1</meta:editing-cycles>
    <meta:document-statistic meta:table-count="0" meta:image-count="0" meta:object-count="0" meta:page-count="2" meta:paragraph-count="62" meta:word-count="407" meta:character-count="2157" meta:non-whitespace-character-count="1812"/>
    <meta:generator>LibreOffice/25.8.4.2$Linux_X86_64 LibreOffice_project/580$Build-2</meta:generator>
  </office:meta>
</office:document-meta>
</file>